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2" svg:font-family="Arial, sans-serif"/>
    <style:font-face style:name="Helvetica Neue" svg:font-family="'Helvetica Neue', Arial, Helvetica, sans-serif"/>
    <style:font-face style:name="Lucida Sans1" svg:font-family="'Lucida Sans'" style:font-family-generic="swiss"/>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Arial1" style:font-name-complex="Arial3"/>
    </style:style>
    <style:style style:name="P2" style:family="paragraph" style:parent-style-name="Standard">
      <style:paragraph-properties fo:text-align="center" style:justify-single-word="false" fo:orphans="0" fo:widows="0">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1" style:font-name-complex="Arial3"/>
    </style:style>
    <style:style style:name="P3" style:family="paragraph" style:parent-style-name="Standard">
      <style:text-properties style:font-name="Arial1" fo:font-weight="bold" style:font-weight-asian="bold" style:font-name-complex="Arial3"/>
    </style:style>
    <style:style style:name="P4" style:family="paragraph" style:parent-style-name="Standard">
      <style:text-properties style:font-name="Arial1" style:text-underline-style="solid" style:text-underline-width="auto" style:text-underline-color="font-color" fo:font-weight="bold" style:font-weight-asian="bold" style:font-name-complex="Arial3"/>
    </style:style>
    <style:style style:name="P5" style:family="paragraph" style:parent-style-name="Standard" style:master-page-name="Standard">
      <style:paragraph-properties fo:text-align="center" style:justify-single-word="false" style:page-number="auto"/>
      <style:text-properties style:font-name="Arial1" style:font-name-complex="Arial3"/>
    </style:style>
    <style:style style:name="P6" style:family="paragraph" style:parent-style-name="Standard">
      <style:paragraph-properties fo:text-align="center" style:justify-single-word="false"/>
      <style:text-properties style:font-name="Arial1" fo:font-size="14pt" fo:font-weight="bold" style:font-size-asian="14pt" style:font-weight-asian="bold" style:font-name-complex="Arial3" style:font-size-complex="14pt"/>
    </style:style>
    <style:style style:name="P7" style:family="paragraph" style:parent-style-name="Standard">
      <style:paragraph-properties fo:text-align="center" style:justify-single-word="false" fo:orphans="0" fo:widows="0">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1" fo:font-size="14pt" fo:font-weight="bold" style:font-size-asian="14pt" style:font-weight-asian="bold" style:font-name-complex="Arial3" style:font-size-complex="14pt"/>
    </style:style>
    <style:style style:name="P8" style:family="paragraph" style:parent-style-name="Standard">
      <style:text-properties style:font-name="Arial1" style:font-name-complex="Arial3"/>
    </style:style>
    <style:style style:name="P9" style:family="paragraph" style:parent-style-name="Standard">
      <style:paragraph-properties fo:text-align="center" style:justify-single-word="false"/>
      <style:text-properties style:font-name="Arial1" style:font-name-complex="Arial3"/>
    </style:style>
    <style:style style:name="P10" style:family="paragraph" style:parent-style-name="Standard">
      <style:text-properties style:font-name="Arial1" style:text-underline-style="solid" style:text-underline-width="auto" style:text-underline-color="font-color" fo:font-weight="bold" style:font-weight-asian="bold" style:font-name-complex="Arial3"/>
    </style:style>
    <style:style style:name="P11" style:family="paragraph" style:parent-style-name="Standard">
      <style:text-properties style:font-name="Arial1" fo:font-weight="bold" style:font-weight-asian="bold" style:font-name-complex="Arial3"/>
    </style:style>
    <style:style style:name="P12" style:family="paragraph" style:parent-style-name="Standard">
      <style:text-properties style:font-name="Arial" style:font-name-complex="Arial"/>
    </style:style>
    <style:style style:name="T1" style:family="text">
      <style:text-properties style:font-name="Arial1" style:font-name-complex="Arial3"/>
    </style:style>
    <style:style style:name="T2" style:family="text">
      <style:text-properties style:font-name="Arial1" fo:font-weight="bold" style:font-weight-asian="bold" style:font-name-complex="Arial3"/>
    </style:style>
    <style:style style:name="T3" style:family="text">
      <style:text-properties fo:color="#000000" style:font-name="Arial" style:text-underline-style="none" style:font-name-complex="Arial"/>
    </style:style>
    <style:style style:name="T4" style:family="text">
      <style:text-properties fo:color="#000000" style:font-name="Arial" style:font-name-complex="Arial"/>
    </style:style>
    <style:style style:name="T5" style:family="text">
      <style:text-properties fo:font-variant="normal" fo:text-transform="none" fo:color="#333333" style:font-name="Arial1" fo:font-style="normal" fo:font-weight="normal" style:font-name-complex="Arial3"/>
    </style:style>
    <style:style style:name="T6" style:family="text">
      <style:text-properties fo:font-variant="normal" fo:text-transform="none" fo:color="#333333" style:font-name="Arial1" fo:font-size="8.19999980926514pt" fo:letter-spacing="normal" fo:font-style="normal" fo:font-weight="normal" style:font-name-complex="Arial3"/>
    </style:style>
    <style:style style:name="T7" style:family="text">
      <style:text-properties fo:font-variant="normal" fo:text-transform="none" fo:color="#333333" style:text-line-through-style="none" style:font-name="Helvetica Neue" fo:font-size="8.19999980926514pt" fo:letter-spacing="normal" fo:font-style="normal" style:text-underline-style="none" fo:font-weight="normal" style:text-blinking="false" style:font-name-complex="Arial3"/>
    </style:style>
    <style:style style:name="T8" style:family="text">
      <style:text-properties fo:font-variant="normal" fo:text-transform="none" fo:color="#222222" style:font-name="Arial1" fo:letter-spacing="normal" style:font-name-complex="Arial3"/>
    </style:style>
    <style:style style:name="T9" style:family="text">
      <style:text-properties fo:font-variant="normal" fo:text-transform="none" fo:color="#222222" style:font-name="Arial1" fo:font-size="8.19999980926514pt" fo:letter-spacing="normal" fo:font-style="normal" fo:font-weight="normal" style:font-name-complex="Arial3"/>
    </style:style>
    <style:style style:name="T10" style:family="text">
      <style:text-properties fo:font-variant="normal" fo:text-transform="none" fo:color="#222222" style:font-name="Arial2" fo:font-size="8.19999980926514pt" fo:letter-spacing="normal" fo:font-style="normal" fo:font-weight="normal" style:font-name-complex="Arial3"/>
    </style:style>
    <style:style style:name="T11" style:family="text">
      <style:text-properties fo:font-variant="normal" fo:text-transform="none" fo:color="#222222" style:font-name="Arial2" fo:font-size="8.19999980926514pt" fo:letter-spacing="normal" fo:font-style="italic" fo:font-weight="normal" style:font-name-complex="Arial3"/>
    </style:style>
    <style:style style:name="T12" style:family="text">
      <style:text-properties fo:color="#222222" style:font-name="Arial" fo:font-weight="normal" style:font-weight-asian="normal" style:font-name-complex="Arial" style:font-weight-complex="normal"/>
    </style:style>
    <style:style style:name="T13" style:family="text">
      <style:text-properties fo:color="#222222" style:font-name="Arial" style:text-underline-style="none" style:font-name-complex="Arial"/>
    </style:style>
    <style:style style:name="T14" style:family="text">
      <style:text-properties style:font-name="Arial" fo:font-weight="normal" style:font-weight-asian="normal" style:font-name-complex="Ari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SCIENCE AND ENGINEERING FACULTY</text:p>
      <text:p text:style-name="P6">INB255 Security</text:p>
      <text:p text:style-name="P9">Semester 1 2014</text:p>
      <text:p text:style-name="P2"/>
      <text:p text:style-name="P7">Security News #7</text:p>
      <text:p text:style-name="P1"/>
      <text:p text:style-name="P4">First submission Article:</text:p>
      <text:p text:style-name="Standard"><text:span text:style-name="T2">Title: <text:s/></text:span><text:span text:style-name="T12">The 400Gbps largest DDoS attack has hit Europe using NTP Amplification</text:span></text:p>
      <text:p text:style-name="Standard"><text:span text:style-name="T2">Author: <text:s/></text:span><text:span text:style-name="T14">Pushpa Mishra</text:span></text:p>
      <text:p text:style-name="P3">Reference details (if online article, give URL and date accessed): </text:p>
      <text:p text:style-name="Standard"><text:span text:style-name="Internet_20_link"><text:span text:style-name="T3">Pushpa Mishra. (February 2014). </text:span></text:span><text:span text:style-name="Internet_20_link"><text:span text:style-name="T13">The 400Gbps largest DDoS attack has hit Europe using NTP Amplification</text:span></text:span><text:span text:style-name="Internet_20_link"><text:span text:style-name="T3">. Retrieved from </text:span></text:span><text:a xlink:type="simple" xlink:href="http://hackread.com/the-400gbps-largest-ddos-attach-has-hit-europe/"><text:span text:style-name="Internet_20_link"><text:span text:style-name="T4">http://hackread.com/the-400gbps-largest-ddos-attach-has-hit-europe/</text:span></text:span></text:a><text:span text:style-name="Internet_20_link"><text:span text:style-name="T3"> on the 14/3/2014</text:span></text:span></text:p>
      <text:p text:style-name="P1"/>
      <text:p text:style-name="P3">Security goals compromised:</text:p>
      <text:p text:style-name="P12">The security goal that was compromised here was availability, as the customers (authorized users) were not able to have access to their various resources.</text:p>
      <text:p text:style-name="P1"/>
      <text:p text:style-name="P3">Threat/vulnerability/attack details:</text:p>
      <text:p text:style-name="P12">The vulnerability for this case is the NTP Amplifiers. They provide a weakness to the organization and make them vulnerable to DDoS attacks.</text:p>
      <text:p text:style-name="P12">The threat is these attackers, who not only use NTP Amplifiers, but are also finding ways to attack the anti-DDoS.</text:p>
      <text:p text:style-name="P12">The attack is these attackers successfully denying the service of the website, compromising availability</text:p>
      <text:p text:style-name="P3"/>
      <text:p text:style-name="P4">For this submission:</text:p>
      <text:p text:style-name="P4"/>
      <text:p text:style-name="P3">Suggested control measure and explanation:</text:p>
      <text:p text:style-name="P1">To analyse the control measures to this problem we must first look at the vulnerability of this issue, which is in fact the use of NTP servers. It is clear here that there is a major vulnerability in NTP servers and many people are aware. Prevention for these kind of attacks is done by first of all constantly updating all NTP servers to the latest versions. Furthermore, one can assist the prevention of these attacks by setting the “noquery” parameter to disabled or restrict “monlist” requests.</text:p>
      <text:p text:style-name="P3"/>
      <text:p text:style-name="P3">Limitations of this control measure:</text:p>
      <text:p text:style-name="P1">These control measures are merely for the prevention of these attacks. Updates certainly do not fix the problem and attackers can find ways around setting the parameters to the advised value.</text:p>
      <text:p text:style-name="P3"/>
      <text:p text:style-name="Standard"><text:span text:style-name="T2">Title</text:span><text:span text:style-name="T1">: <text:s/></text:span><text:span text:style-name="T5">NTP Amplification Attacks are on the rise? </text:span></text:p>
      <text:p text:style-name="Standard"><text:span text:style-name="T2">Author</text:span><text:span text:style-name="T1">: <text:s/></text:span><text:a xlink:type="simple" xlink:href="http://link.springer.com/search?facet-author=%22Badrinarayanan+Lakshmiraghavan%22">N</text:a><text:span text:style-name="T7">S FOCUS</text:span></text:p>
      <text:p text:style-name="P3">Reference details (if online article, give URL and date accessed): </text:p>
      <text:p text:style-name="Standard"><text:span text:style-name="T10">NS Focus (2013). </text:span><text:span text:style-name="T6">NTP Amplification Attacks are on the rise?</text:span><text:span text:style-name="T9"> Retireved from </text:span><text:a xlink:type="simple" xlink:href="http://en.nsfocus.com/SecurityView/NTP%20Amplification%20Attacks%20are%20on%20the%20rise？.pdf">http://en.nsfocus.com/SecurityView/NTP%20Amplification%20Attacks%20are%20on%20the%20rise%EF%BC%9F.pdf</text:a><text:span text:style-name="T9"> on the 15/5/201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2" svg:font-family="Arial, sans-serif"/>
    <style:font-face style:name="Helvetica Neue" svg:font-family="'Helvetica Neue', Arial, Helvetica, sans-serif"/>
    <style:font-face style:name="Lucida Sans1" svg:font-family="'Lucida Sans'" style:font-family-generic="swiss"/>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AU"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AU"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fo:line-height="100%" fo:orphans="2" fo:widows="2" style:writing-mode="lr-tb"/>
      <style:text-properties style:use-window-font-color="true" style:font-name="Times New Roman" fo:font-size="12pt" fo:language="en" fo:country="US" style:font-name-asian="Times New Roman1" style:font-size-asian="12pt" style:font-name-complex="Times New Roman1"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default-outline-level="" style:class="extra">
      <style:paragraph-properties text:number-lines="false" text:line-number="0">
        <style:tab-stops>
          <style:tab-stop style:position="7.62cm" style:type="center"/>
          <style:tab-stop style:position="15.24cm" style:type="right"/>
        </style:tab-stops>
      </style:paragraph-properties>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Tahoma" style:font-size-complex="24pt"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style:font-name="Times New Roman" fo:font-size="12pt" fo:language="en" fo:country="US" style:font-name-asian="Times New Roman1" style:font-size-asian="12pt" style:font-name-complex="Times New Roman1"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249cm" fo:margin-bottom="2.54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91cm" fo:margin-left="0cm" fo:margin-right="0cm" fo:margin-bottom="1.191cm" style:dynamic-spacing="true"/>
      </style:header-style>
      <style:footer-style/>
    </style:page-layout>
  </office:automatic-styles>
  <office:master-styles>
    <style:master-page style:name="Standard" style:page-layout-name="Mpm1">
      <style:header>
        <text:p text:style-name="Header">Francesco Ferraioli</text:p>
        <text:p text:style-name="Header">08323143</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onie Simpson</meta:initial-creator>
    <dc:creator>Francesco Ferraioli</dc:creator>
    <meta:editing-cycles>2</meta:editing-cycles>
    <meta:creation-date>2014-04-29T04:06:00</meta:creation-date>
    <dc:date>2014-05-15T20:27:40</dc:date>
    <meta:editing-duration>PT11M59S</meta:editing-duration>
    <meta:generator>OpenOffice/4.0.1$Unix OpenOffice.org_project/401m5$Build-9714</meta:generator>
    <meta:document-statistic meta:table-count="0" meta:image-count="0" meta:object-count="0" meta:page-count="1" meta:paragraph-count="26" meta:word-count="317" meta:character-count="2191"/>
    <meta:user-defined meta:name="AppVersion">14.0000</meta:user-defined>
    <meta:user-defined meta:name="Company">QU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